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E40000061C6C0D15B869CFE4E4.png" manifest:media-type="image/png"/>
  <manifest:file-entry manifest:full-path="Pictures/1000000100000BE40000061C7506C3723DDB92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dddddd" draw:opacity="60%" draw:textarea-vertical-align="middle" draw:auto-grow-height="false" fo:min-height="4.793cm" fo:min-width="4.917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 draw:opacity="6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103cm" svg:height="10.329cm" svg:x="12.833cm" svg:y="3.908cm">
          <draw:image xlink:href="Pictures/1000000100000BE40000061C7506C3723DDB921E.png" xlink:type="simple" xlink:show="embed" xlink:actuate="onLoad" draw:mime-type="image/png">
            <text:p/>
          </draw:image>
        </draw:frame>
        <draw:custom-shape draw:style-name="gr2" draw:text-style-name="P2" draw:layer="layout" svg:width="5.416cm" svg:height="5.042cm" svg:x="13.079cm" svg:y="2.846cm">
          <text:p/>
          <draw:enhanced-geometry svg:viewBox="0 0 21600 21600" draw:text-areas="0 0 21600 21600" draw:type="circular-arrow" draw:modifiers="-110.877803045625 -20.2592202911907 7061.466195275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20.103cm" svg:height="10.329cm" svg:x="-1.561cm" svg:y="-0.473cm">
          <draw:image xlink:href="Pictures/1000000100000BE40000061C6C0D15B869CFE4E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2T17:30:29.001607988</meta:creation-date>
    <dc:date>2024-07-22T17:45:58.185097237</dc:date>
    <meta:editing-duration>PT15M28S</meta:editing-duration>
    <meta:editing-cycles>3</meta:editing-cycles>
    <meta:generator>LibreOffice/7.3.7.2$Linux_X86_64 LibreOffice_project/30$Build-2</meta:generator>
    <meta:document-statistic meta:object-count="3"/>
  </office:meta>
</office:document-meta>
</file>